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Víctor Manuel Ruíz Montes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. Aplica bien algunos de los conceptos en pocas funcionalidades.</text:p>
      <text:p text:style-name="Text_20_body">Arquitectura correcta. Evitar System.out, emplear Javadoc.</text:p>
      <text:h text:style-name="Heading_20_2" text:outline-level="2">Anotaciones</text:h>
      <text:p text:style-name="Text_20_body">RF:</text:p>
      <text:list xml:id="list3099995929905912466" text:style-name="L1">
        <text:list-item>
          <text:p text:style-name="P1">Acceso correcto, pendiente control autorización.</text:p>
        </text:list-item>
        <text:list-item>
          <text:p text:style-name="P1">Interacción simple. Validación HTML.</text:p>
        </text:list-item>
        <text:list-item>
          <text:p text:style-name="P1">El usuario se puede eliminar a sí mismo</text:p>
        </text:list-item>
      </text:list>
      <text:p text:style-name="Text_20_body"/>
      <text:p text:style-name="Text_20_body">RNF:</text:p>
      <text:list xml:id="list5224649362578189453" text:style-name="L2">
        <text:list-item>
          <text:p text:style-name="P2">Bien el empleo de asociaciones.</text:p>
        </text:list-item>
        <text:list-item>
          <text:p text:style-name="P2">DAOs simples. Empleo de HQL correctamente</text:p>
        </text:list-item>
        <text:list-item>
          <text:p text:style-name="P2">Configuración completa</text:p>
        </text:list-item>
        <text:list-item>
          <text:p text:style-name="P2">Bien definición de internacionalización.</text:p>
        </text:list-item>
        <text:list-item>
          <text:p text:style-name="P2">Control de errores mejorable.</text:p>
        </text:list-item>
        <text:list-item>
          <text:p text:style-name="P2">Extendidos:</text:p>
          <text:list>
            <text:list-item>
              <text:p text:style-name="P2">BS con tiles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5598584365496611741" text:style-name="L3">
        <text:list-item>
          <text:p text:style-name="P3">Aplicar estilo a todos los elementos: forms, tablas</text:p>
        </text:list-item>
      </text:list>
      <text:p text:style-name="Text_20_body"/>
      <text:p text:style-name="Text_20_body">Navegación / Usabilidad</text:p>
      <text:list xml:id="list4214025811178641017" text:style-name="L4">
        <text:list-item>
          <text:p text:style-name="P4">Nada reseñable</text:p>
        </text:list-item>
      </text:list>
      <text:p text:style-name="Text_20_body"/>
      <text:p text:style-name="Text_20_body">RF:</text:p>
      <text:list xml:id="list3616827345265372453" text:style-name="L7">
        <text:list-item>
          <text:p text:style-name="P7">Registro de usuarios</text:p>
        </text:list-item>
      </text:list>
      <text:p text:style-name="Text_20_body"><text:soft-page-break/>RNF:</text:p>
      <text:list xml:id="list3206021160675800835" text:style-name="L5">
        <text:list-item>
          <text:p text:style-name="P5">Control de autorización</text:p>
        </text:list-item>
        <text:list-item>
          <text:p text:style-name="P5">AJAX</text:p>
        </text:list-item>
      </text:list>
      <text:p text:style-name="Text_20_body"/>
      <text:p text:style-name="Text_20_body">Adecuación a RF propuestos:</text:p>
      <text:list xml:id="list2296222231517967895" text:style-name="L6">
        <text:list-item>
          <text:p text:style-name="P6">Inscripciones</text:p>
        </text:list-item>
        <text:list-item>
          <text:p text:style-name="P6">Bajas</text:p>
        </text:list-item>
        <text:list-item>
          <text:p text:style-name="P6">Fechas</text:p>
        </text:list-item>
        <text:list-item>
          <text:p text:style-name="P6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17:19:15</dc:date>
    <dc:creator>Alejandro Jurado</dc:creator>
    <meta:editing-duration>PT3H48M50S</meta:editing-duration>
    <meta:editing-cycles>21</meta:editing-cycles>
    <meta:generator>OpenOffice/4.1.1$Unix OpenOffice.org_project/411m6$Build-9775</meta:generator>
    <meta:document-statistic meta:table-count="0" meta:image-count="0" meta:object-count="0" meta:page-count="2" meta:paragraph-count="36" meta:word-count="126" meta:character-count="791"/>
  </office:meta>
</office:document-meta>
</file>